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d16f" officeooo:paragraph-rsid="0002d16f"/>
    </style:style>
    <style:style style:name="P2" style:family="paragraph" style:parent-style-name="Table_20_Contents" style:list-style-name="L1">
      <style:text-properties officeooo:rsid="0002d16f" officeooo:paragraph-rsid="0002d16f"/>
    </style:style>
    <style:style style:name="P3" style:family="paragraph" style:parent-style-name="Table_20_Contents" style:list-style-name="L1">
      <style:text-properties officeooo:rsid="0002d16f" officeooo:paragraph-rsid="000511bc"/>
    </style:style>
    <style:style style:name="T1" style:family="text">
      <style:text-properties officeooo:rsid="000511bc"/>
    </style:style>
    <style:style style:name="T2" style:family="text">
      <style:text-properties officeooo:rsid="0006e6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721005135616">
          <table:table-cell table:style-name="Table1.A1" office:value-type="string">
            <text:p text:style-name="P1">Architectural components:</text:p>
            <text:list xml:id="list3766253622" text:style-name="L1">
              <text:list-item>
                <text:p text:style-name="P2">core</text:p>
                <text:p text:style-name="P2">- <text:span text:style-name="T1">main components that reads all necessary configuration file and manage the working flow of asterisk.</text:span></text:p>
                <text:p text:style-name="P2"/>
              </text:list-item>
              <text:list-item>
                <text:p text:style-name="P2">channels and calls</text:p>
                <text:p text:style-name="P3">- <text:span text:style-name="T1">an entity in asterisk similar to pipes in water system, it could be sip, iax2, etc.</text:span></text:p>
                <text:p text:style-name="P3"><text:span text:style-name="T1">- call are the real time communication taking place within exchanges. </text:span></text:p>
              </text:list-item>
              <text:list-item>
                <text:p text:style-name="P2">modules</text:p>
                <text:p text:style-name="P2">- <text:span text:style-name="T1">bunch of similar type of program grouped together to make the work done. Eg: ch_pjsip, app_voicemail, etc</text:span></text:p>
              </text:list-item>
            </text:list>
            <text:p text:style-name="P1"/>
            <text:p text:style-name="P1"/>
            <text:list xml:id="list140551298542549" text:continue-numbering="true" text:style-name="L1">
              <text:list-item>
                <text:p text:style-name="P2">dialplan</text:p>
                <text:p text:style-name="P2">- <text:span text:style-name="T1">programming language specific to asterisk. </text:span></text:p>
                <text:p text:style-name="P2">-/usr/share/doc/asterisk-11.20.0/configs/extensions.conf.sample <text:span text:style-name="T2">contains sample examples of dialplan.</text:span></text:p>
                <text:p text:style-name="P2"/>
              </text:list-item>
              <text:list-item>
                <text:p text:style-name="P2"/>
              </text:list-item>
            </text:list>
          </table:table-cell>
        </table:table-row>
        <table:table-row table:style-name="TableLine94721005135616">
          <table:table-cell table:style-name="Table1.A2" office:value-type="string">
            <text:p text:style-name="Table_20_Contents"/>
            <text:p text:style-name="Table_20_Contents"/>
          </table:table-cell>
        </table:table-row>
        <table:table-row table:style-name="TableLine94721005135616">
          <table:table-cell table:style-name="Table1.A2" office:value-type="string">
            <text:p text:style-name="Table_20_Contents"/>
          </table:table-cell>
        </table:table-row>
        <table:table-row table:style-name="TableLine94721005135616">
          <table:table-cell table:style-name="Table1.A2" office:value-type="string">
            <text:p text:style-name="Table_20_Contents"/>
          </table:table-cell>
        </table:table-row>
        <table:table-row table:style-name="TableLine94721005135616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0:49:59.134565273</meta:creation-date>
    <meta:generator>LibreOffice/6.4.7.2$Linux_X86_64 LibreOffice_project/40$Build-2</meta:generator>
    <dc:date>2021-11-03T11:06:09.534949605</dc:date>
    <meta:editing-duration>PT5M58S</meta:editing-duration>
    <meta:editing-cycles>4</meta:editing-cycles>
    <meta:document-statistic meta:table-count="1" meta:image-count="0" meta:object-count="0" meta:page-count="1" meta:paragraph-count="12" meta:word-count="87" meta:character-count="582" meta:non-whitespace-character-count="509"/>
  </office:meta>
</office:document-meta>
</file>